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4.96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Quantity</text:p>
          </table:table-cell>
          <table:table-cell office:value-type="string">
            <text:p>RefDes</text:p>
          </table:table-cell>
          <table:table-cell office:value-type="string">
            <text:p>Value</text:p>
          </table:table-cell>
          <table:table-cell office:value-type="string">
            <text:p>Pattern</text:p>
          </table:table-cell>
          <table:table-cell office:value-type="string">
            <text:p>Part Numb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1, C3, C5, C6, C7, C11</text:p>
          </table:table-cell>
          <table:table-cell office:value-type="string">
            <text:p>100n</text:p>
          </table:table-cell>
          <table:table-cell office:value-type="string">
            <text:p>CAP_0603</text:p>
          </table:table-cell>
          <table:table-cell office:value-type="string">
            <text:p><text:a xlink:href="https://www.mouser.es/ProductDetail/YAGEO/CC0603KRX7R9BB104?qs=vTakOoo5QyLvVCYM2ge8LQ==">CC0603KRX7R9BB104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2, C4</text:p>
          </table:table-cell>
          <table:table-cell office:value-type="string">
            <text:p>33u</text:p>
          </table:table-cell>
          <table:table-cell office:value-type="string">
            <text:p>CAP_0805</text:p>
          </table:table-cell>
          <table:table-cell office:value-type="string">
            <text:p><text:a xlink:href="https://www.mouser.es/ProductDetail/TDK/C2012X5R1A336M125AC?qs=/ha2pyFadujDqt6GaOhNLcL3oFXWLfXzro3Qu41GncWcSR1nVIN9eF6UIs2SqCSe">C2012X5R1A336M125AC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8, C10</text:p>
          </table:table-cell>
          <table:table-cell office:value-type="string">
            <text:p>100n</text:p>
          </table:table-cell>
          <table:table-cell office:value-type="string">
            <text:p>CAP_0402</text:p>
          </table:table-cell>
          <table:table-cell office:value-type="string">
            <text:p><text:a xlink:href="https://www.mouser.es/ProductDetail/YAGEO/CC0402KRX5R9BB104?qs=tS/AHvPQ/54XMwZ0cMoKQg==">CC0402KRX5R9BB104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1u</text:p>
          </table:table-cell>
          <table:table-cell office:value-type="string">
            <text:p>CAP_0603</text:p>
          </table:table-cell>
          <table:table-cell office:value-type="string">
            <text:p><text:a xlink:href="https://www.mouser.es/ProductDetail/KEMET/C0603C105K8PACTU?qs=WeB8qxTbSWaetm26YMRPSw==">C0603C105K8PACTU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/>
          <table:table-cell office:value-type="string">
            <text:p>LED_0603</text:p>
          </table:table-cell>
          <table:table-cell office:value-type="string">
            <text:p><text:a xlink:href="https://www.mouser.es/ProductDetail/Kingbright/APT1608SECK-J3-PRV?qs=D2TOvUWgdJ5TSyTRtB9vYw==">APT1608SECK/J3-PRV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/>
          <table:table-cell office:value-type="string">
            <text:p>FUSE_0603</text:p>
          </table:table-cell>
          <table:table-cell office:value-type="string">
            <text:p><text:a xlink:href="https://www.mouser.es/ProductDetail/Bourns/SF-0603S070-2?qs=/ha2pyFadujgS9XWhLrcRj4hDrrSVQ1iRj1afqIKM34vEfLHNPHh4w==">SF-0603S070-2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table:number-columns-repeated="2" office:value-type="string">
            <text:p>RFM95W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/>
          <table:table-cell office:value-type="string">
            <text:p>SMA_UFL_PAD</text:p>
          </table:table-cell>
          <table:table-cell office:value-type="string">
            <text:p>D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, J5</text:p>
          </table:table-cell>
          <table:table-cell/>
          <table:table-cell office:value-type="string">
            <text:p>Pin header 12x2,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/>
          <table:table-cell office:value-type="string">
            <text:p>Pin header 2x3x2,54</text:p>
          </table:table-cell>
          <table:table-cell office:value-type="string">
            <text:p><text:a xlink:href="https://www.mouser.es/ProductDetail/Wurth-Elektronik/61000621121?qs=PhR8RmCirEYoFU9UUO%2Bbug==">61000621121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6</text:p>
          </table:table-cell>
          <table:table-cell/>
          <table:table-cell office:value-type="string">
            <text:p>Pin header 2x2,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/>
          <table:table-cell office:value-type="string">
            <text:p>IND_0603</text:p>
          </table:table-cell>
          <table:table-cell office:value-type="string">
            <text:p><text:a xlink:href="https://www.mouser.es/ProductDetail/Murata-Electronics/BLM18KG221SN1D?qs=/ha2pyFaduidT92Rm07Uh2LobuBfz1g7jtZEeBTnlibX4MGgJCLupA==">BLM18KG221SN1D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SI2329DS</text:p>
          </table:table-cell>
          <table:table-cell office:value-type="string">
            <text:p>Mosfet_P_sot23-3</text:p>
          </table:table-cell>
          <table:table-cell office:value-type="string">
            <text:p><text:a xlink:href="https://www.mouser.es/ProductDetail/Vishay-Semiconductors/SI2329DS-T1-GE3?qs=/ha2pyFaduj9T6EiOZtX5T1DDXVPKIYyhFn8QvKNHWloQxlRriezoA==">SI2329DS-T1-GE3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1, R2, R3, R4</text:p>
          </table:table-cell>
          <table:table-cell office:value-type="string">
            <text:p>10k</text:p>
          </table:table-cell>
          <table:table-cell office:value-type="string">
            <text:p>RES_0603</text:p>
          </table:table-cell>
          <table:table-cell office:value-type="string">
            <text:p><text:a xlink:href="https://www.mouser.es/ProductDetail/Vishay-Draloric/RCA060310K0FKEA?qs=sGAEpiMZZMtlubZbdhIBIKaS/xGXyrEuogH7ul8dl/Q=">RCA060310K0FKEA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RES_0603</text:p>
          </table:table-cell>
          <table:table-cell office:value-type="string">
            <text:p><text:a xlink:href="https://www.mouser.es/ProductDetail/Bourns/CR0603AFX-1001ELF?qs=GedFDFLaBXGqdYDTGA+62g==">CR0603AFX-1001ELF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22k (TBD)</text:p>
          </table:table-cell>
          <table:table-cell office:value-type="string">
            <text:p>RES_06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100k</text:p>
          </table:table-cell>
          <table:table-cell office:value-type="string">
            <text:p>RES_0603</text:p>
          </table:table-cell>
          <table:table-cell office:value-type="string">
            <text:p><text:a xlink:href="https://www.mouser.es/ProductDetail/Bourns/CR0603AFX-1003EAS?qs=PzGy0jfpSMt3RNxQD3lIYw==">CR0603AFX-1003EAS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/>
          <table:table-cell office:value-type="string">
            <text:p>SOP-28</text:p>
          </table:table-cell>
          <table:table-cell office:value-type="string">
            <text:p><text:a xlink:href="https://www.mouser.es/ProductDetail/Microchip-Technology-Atmel/ATMEGA4808-XU?qs=P1JMDcb91o5OO/yk9Wa7Zw==">ATMEGA4808-XU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/>
          <table:table-cell office:value-type="string">
            <text:p>TPL5010</text:p>
          </table:table-cell>
          <table:table-cell office:value-type="string">
            <text:p><text:a xlink:href="https://www.mouser.es/ProductDetail/595-TPL5010QDDCTQ1">TPL5010QDDCTQ1</text:a></text:p>
          </table:table-cell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4">14/09/2022</text:date>, <text:time>11:04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4T11:04:06.92</dc:date>
    <dc:creator>Jorge </dc:creator>
    <meta:generator>OpenOffice/4.1.5$Win32 OpenOffice.org_project/415m1$Build-9789</meta:generator>
    <meta:editing-duration>PT3H44M9S</meta:editing-duration>
    <meta:editing-cycles>13</meta:editing-cycles>
    <meta:printed-by>Jorge </meta:printed-by>
    <meta:print-date>2022-07-21T04:29:14.93</meta:print-date>
    <meta:document-statistic meta:table-count="1" meta:cell-count="88" meta:object-count="0"/>
  </office:meta>
</office:document-meta>
</file>